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style:font-name="Ubuntu" style:font-name-asian="Ubuntu1" style:font-name-complex="Ubuntu1"/>
    </style:style>
    <style:style style:name="P3" style:family="paragraph" style:parent-style-name="Standard">
      <style:paragraph-properties fo:margin-top="0in" fo:margin-bottom="0in" loext:contextual-spacing="false"/>
      <style:text-properties style:font-name="Ubuntu" fo:font-weight="bold" style:font-name-asian="Ubuntu1" style:font-weight-asian="bold" style:font-name-complex="Ubuntu1"/>
    </style:style>
    <style:style style:name="P4" style:family="paragraph" style:parent-style-name="Standard">
      <style:paragraph-properties fo:margin-top="0in" fo:margin-bottom="0in" loext:contextual-spacing="false"/>
      <style:text-properties style:font-name="Ubuntu" fo:font-style="italic" style:font-name-asian="Ubuntu1" style:font-style-asian="italic" style:font-name-complex="Ubuntu1"/>
    </style:style>
    <style:style style:name="P5" style:family="paragraph" style:parent-style-name="Standard">
      <style:paragraph-properties fo:margin-top="0in" fo:margin-bottom="0in" loext:contextual-spacing="false"/>
      <style:text-properties style:font-name="Ubuntu" fo:font-style="italic" officeooo:rsid="00130767" officeooo:paragraph-rsid="00130767" style:font-name-asian="Ubuntu1" style:font-style-asian="italic" style:font-name-complex="Ubuntu1"/>
    </style:style>
    <style:style style:name="P6" style:family="paragraph" style:parent-style-name="Standard">
      <style:paragraph-properties fo:margin-top="0in" fo:margin-bottom="0in" loext:contextual-spacing="false"/>
      <style:text-properties style:font-name="Ubuntu" fo:font-style="normal" fo:font-weight="bold" officeooo:rsid="0013a298" officeooo:paragraph-rsid="0013a298" style:font-name-asian="Ubuntu1" style:font-style-asian="normal" style:font-weight-asian="bold" style:font-name-complex="Ubuntu1" style:font-style-complex="normal" style:font-weight-complex="bold"/>
    </style:style>
    <style:style style:name="P7" style:family="paragraph" style:parent-style-name="Standard" style:master-page-name="Standard">
      <style:paragraph-properties fo:margin-top="0in" fo:margin-bottom="0in" loext:contextual-spacing="false" style:page-number="1"/>
    </style:style>
    <style:style style:name="P8" style:family="paragraph" style:parent-style-name="Standard">
      <style:paragraph-properties fo:margin-top="0in" fo:margin-bottom="0in" loext:contextual-spacing="false" fo:text-align="justify" style:justify-single-word="false"/>
      <style:text-properties style:font-name="Ubuntu" fo:font-style="normal" officeooo:rsid="001bbd27" officeooo:paragraph-rsid="001bbd27" style:font-name-asian="Ubuntu1" style:font-style-asian="normal" style:font-name-complex="Ubuntu1" style:font-style-complex="normal"/>
    </style:style>
    <style:style style:name="P9" style:family="paragraph" style:parent-style-name="Standard">
      <style:paragraph-properties fo:margin-top="0in" fo:margin-bottom="0in" loext:contextual-spacing="false" fo:text-align="justify" style:justify-single-word="false"/>
      <style:text-properties style:font-name="Ubuntu" fo:font-style="normal" officeooo:rsid="001be140" officeooo:paragraph-rsid="001be140" style:font-name-asian="Ubuntu1" style:font-style-asian="normal" style:font-name-complex="Ubuntu1" style:font-style-complex="normal"/>
    </style:style>
    <style:style style:name="P10" style:family="paragraph" style:parent-style-name="Standard">
      <style:paragraph-properties fo:margin-top="0in" fo:margin-bottom="0in" loext:contextual-spacing="false" fo:text-align="justify" style:justify-single-word="false"/>
      <style:text-properties style:font-name="Ubuntu" fo:font-style="normal" officeooo:rsid="001d5ecd" officeooo:paragraph-rsid="001d5ecd" style:font-name-asian="Ubuntu1" style:font-style-asian="normal" style:font-name-complex="Ubuntu1" style:font-style-complex="normal"/>
    </style:style>
    <style:style style:name="P11" style:family="paragraph" style:parent-style-name="Standard">
      <style:paragraph-properties fo:margin-top="0in" fo:margin-bottom="0in" loext:contextual-spacing="false" fo:text-align="justify" style:justify-single-word="false"/>
      <style:text-properties style:font-name="Ubuntu" fo:font-style="normal" officeooo:rsid="001d5ecd" officeooo:paragraph-rsid="001d8488" style:font-name-asian="Ubuntu1" style:font-style-asian="normal" style:font-name-complex="Ubuntu1" style:font-style-complex="normal"/>
    </style:style>
    <style:style style:name="P12" style:family="paragraph" style:parent-style-name="Standard">
      <style:paragraph-properties fo:margin-top="0in" fo:margin-bottom="0in" loext:contextual-spacing="false"/>
      <style:text-properties style:font-name="Ubuntu" officeooo:rsid="001b2a75" officeooo:paragraph-rsid="001b2a75" style:font-name-asian="Ubuntu1" style:font-name-complex="Ubuntu1"/>
    </style:style>
    <style:style style:name="P13" style:family="paragraph" style:parent-style-name="Standard">
      <style:paragraph-properties fo:margin-top="0in" fo:margin-bottom="0in" loext:contextual-spacing="false"/>
      <style:text-properties style:font-name="Ubuntu" officeooo:rsid="001bbd27" officeooo:paragraph-rsid="001bbd27" style:font-name-asian="Ubuntu1" style:font-name-complex="Ubuntu1"/>
    </style:style>
    <style:style style:name="P14" style:family="paragraph" style:parent-style-name="Standard">
      <style:paragraph-properties fo:margin-top="0in" fo:margin-bottom="0in" loext:contextual-spacing="false"/>
      <style:text-properties style:font-name="Ubuntu" officeooo:rsid="001d5ecd" officeooo:paragraph-rsid="001d5ecd" style:font-name-asian="Ubuntu1" style:font-name-complex="Ubuntu1"/>
    </style:style>
    <style:style style:name="P15" style:family="paragraph" style:parent-style-name="Standard">
      <style:paragraph-properties fo:margin-top="0in" fo:margin-bottom="0in" loext:contextual-spacing="false"/>
      <style:text-properties style:font-name="Ubuntu" fo:font-style="italic" officeooo:rsid="001368e4" officeooo:paragraph-rsid="0018dd16" style:font-name-asian="Ubuntu1" style:font-style-asian="italic" style:font-name-complex="Ubuntu1"/>
    </style:style>
    <style:style style:name="P16" style:family="paragraph" style:parent-style-name="Standard" style:list-style-name="L2">
      <style:paragraph-properties fo:margin-top="0in" fo:margin-bottom="0in" loext:contextual-spacing="false"/>
      <style:text-properties officeooo:paragraph-rsid="001b2a75"/>
    </style:style>
    <style:style style:name="P17" style:family="paragraph" style:parent-style-name="Standard" style:list-style-name="WWNum4">
      <style:paragraph-properties fo:margin-left="0.5in" fo:margin-right="0in" fo:margin-top="0in" fo:margin-bottom="0in" loext:contextual-spacing="true" fo:text-indent="-0.25in" style:auto-text-indent="false"/>
      <style:text-properties style:font-name="Ubuntu" style:font-name-asian="Ubuntu1" style:font-name-complex="Ubuntu1"/>
    </style:style>
    <style:style style:name="P18" style:family="paragraph" style:parent-style-name="Standard" style:list-style-name="WWNum3">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P19" style:family="paragraph" style:parent-style-name="Standard" style:list-style-name="WWNum2">
      <style:paragraph-properties fo:margin-left="0.5in" fo:margin-right="0in" fo:margin-top="0in" fo:margin-bottom="0in" loext:contextual-spacing="true" fo:text-indent="-0.25in" style:auto-text-indent="false"/>
      <style:text-properties style:font-name="Ubuntu" style:text-underline-style="none" officeooo:rsid="00130767" officeooo:paragraph-rsid="00130767" style:font-name-asian="Ubuntu1" style:font-name-complex="Ubuntu1"/>
    </style:style>
    <style:style style:name="P20" style:family="paragraph" style:parent-style-name="Standard" style:list-style-name="WWNum2">
      <style:paragraph-properties fo:margin-left="0.5in" fo:margin-right="0in" fo:margin-top="0in" fo:margin-bottom="0in" loext:contextual-spacing="true" fo:text-indent="-0.25in" style:auto-text-indent="false"/>
      <style:text-properties style:font-name="Ubuntu" style:text-underline-style="none" officeooo:rsid="001bbd27" officeooo:paragraph-rsid="001bbd27" style:font-name-asian="Ubuntu1" style:font-name-complex="Ubuntu1"/>
    </style:style>
    <style:style style:name="P21" style:family="paragraph" style:parent-style-name="Standard" style:list-style-name="WWNum1">
      <style:paragraph-properties fo:margin-top="0in" fo:margin-bottom="0in" loext:contextual-spacing="true"/>
      <style:text-properties style:font-name="Ubuntu" officeooo:rsid="00130767" officeooo:paragraph-rsid="001b2a75" style:font-name-asian="Ubuntu1" style:font-name-complex="Ubuntu1"/>
    </style:style>
    <style:style style:name="P22" style:family="paragraph" style:parent-style-name="Standard" style:list-style-name="WWNum1">
      <style:paragraph-properties fo:margin-top="0in" fo:margin-bottom="0in" loext:contextual-spacing="true"/>
      <style:text-properties style:font-name="Ubuntu" officeooo:rsid="001b2a75" officeooo:paragraph-rsid="001b2a75" style:font-name-asian="Ubuntu1" style:font-name-complex="Ubuntu1"/>
    </style:style>
    <style:style style:name="T1" style:family="text">
      <style:text-properties fo:color="#cd003a" style:font-name="Ubuntu" fo:font-size="14pt" fo:font-weight="bold" style:font-name-asian="Ubuntu1" style:font-size-asian="14pt" style:font-weight-asian="bold" style:font-name-complex="Ubuntu1" style:font-size-complex="14pt"/>
    </style:style>
    <style:style style:name="T2" style:family="text">
      <style:text-properties fo:color="#cd003a" style:font-name="Ubuntu" fo:font-size="14pt" fo:font-weight="bold" officeooo:rsid="00130767" style:font-name-asian="Ubuntu1" style:font-size-asian="14pt" style:font-weight-asian="bold" style:font-name-complex="Ubuntu1" style:font-size-complex="14pt"/>
    </style:style>
    <style:style style:name="T3" style:family="text">
      <style:text-properties fo:color="#cd003a" style:font-name="Ubuntu" fo:font-size="14pt" fo:font-style="italic" fo:font-weight="bold" officeooo:rsid="00199b9c" style:font-name-asian="Ubuntu1" style:font-size-asian="14pt" style:font-style-asian="italic" style:font-weight-asian="bold" style:font-name-complex="Ubuntu1" style:font-size-complex="14pt"/>
    </style:style>
    <style:style style:name="T4" style:family="text">
      <style:text-properties fo:color="#cd003a" style:font-name="Ubuntu" fo:font-weight="bold" style:font-name-asian="Ubuntu1" style:font-weight-asian="bold" style:font-name-complex="Ubuntu1"/>
    </style:style>
    <style:style style:name="T5" style:family="text">
      <style:text-properties fo:color="#cd003a" style:font-name="Ubuntu" fo:font-weight="bold" officeooo:rsid="00130767" style:font-name-asian="Ubuntu1" style:font-weight-asian="bold" style:font-name-complex="Ubuntu1"/>
    </style:style>
    <style:style style:name="T6" style:family="text">
      <style:text-properties fo:color="#cd003a" style:font-name="Ubuntu" fo:font-weight="bold" fo:background-color="#ffff00" loext:char-shading-value="0" style:font-name-asian="Ubuntu1" style:font-weight-asian="bold" style:font-name-complex="Ubuntu1"/>
    </style:style>
    <style:style style:name="T7" style:family="text">
      <style:text-properties style:font-name="Ubuntu" style:font-name-asian="Ubuntu1" style:font-name-complex="Ubuntu1"/>
    </style:style>
    <style:style style:name="T8" style:family="text">
      <style:text-properties style:font-name="Ubuntu" officeooo:rsid="001b2a75" style:font-name-asian="Ubuntu1" style:font-name-complex="Ubuntu1"/>
    </style:style>
    <style:style style:name="T9" style:family="text">
      <style:text-properties style:font-name="Ubuntu" fo:font-style="italic" style:font-name-asian="Ubuntu1" style:font-style-asian="italic" style:font-name-complex="Ubuntu1"/>
    </style:style>
    <style:style style:name="T10" style:family="text">
      <style:text-properties style:font-name="Ubuntu" fo:font-style="italic" fo:background-color="#ffff00" loext:char-shading-value="0" style:font-name-asian="Ubuntu1" style:font-style-asian="italic" style:font-name-complex="Ubuntu1"/>
    </style:style>
    <style:style style:name="T11" style:family="text">
      <style:text-properties style:font-name="Ubuntu" fo:font-style="normal" officeooo:rsid="00130767" style:font-name-asian="Ubuntu1" style:font-style-asian="normal" style:font-name-complex="Ubuntu1" style:font-style-complex="normal"/>
    </style:style>
    <style:style style:name="T12" style:family="text">
      <style:text-properties style:font-name="Ubuntu" fo:background-color="#ffff00" loext:char-shading-value="0" style:font-name-asian="Ubuntu1" style:font-name-complex="Ubuntu1"/>
    </style:style>
    <style:style style:name="T13" style:family="text">
      <style:text-properties officeooo:rsid="0017a229"/>
    </style:style>
    <style:style style:name="T14" style:family="text">
      <style:text-properties officeooo:rsid="001bbd27"/>
    </style:style>
    <style:style style:name="T15" style:family="text">
      <style:text-properties fo:font-style="normal" style:font-style-asian="normal" style:font-style-complex="normal"/>
    </style:style>
    <style:style style:name="T16" style:family="text">
      <style:text-properties fo:font-style="normal" officeooo:rsid="0018dd16" style:font-style-asian="normal" style:font-style-complex="normal"/>
    </style:style>
    <style:style style:name="T17" style:family="text">
      <style:text-properties officeooo:rsid="001d8488"/>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text:span text:style-name="T2">Exo</text:span><text:span text:style-name="T1">#2 </text:span><text:span text:style-name="T3">DonutWhole</text:span></text:p>
      <text:p text:style-name="P2"/>
      <text:p text:style-name="P3">Objectifs</text:p>
      <text:list xml:id="list3496345682750584771" text:style-name="WWNum1">
        <text:list-item>
          <text:p text:style-name="P21">Reproduire une page HTML/CSS <text:span text:style-name="T13">élaborée avec Bootstrap</text:span>.</text:p>
        </text:list-item>
        <text:list-item>
          <text:p text:style-name="P22">Découvrir de nouvelles fonctionnalités de Bootstrap.</text:p>
        </text:list-item>
      </text:list>
      <text:p text:style-name="P2"/>
      <text:p text:style-name="P3">Contexte</text:p>
      <text:p text:style-name="P12">Maintenant qu’on a vu HTML/CSS, il est temps de découvrir ce qui a été inventé pour se faciliter la vie. #learnthehardway</text:p>
      <text:p text:style-name="P2"/>
      <text:p text:style-name="P3">Intention</text:p>
      <text:list xml:id="list509232897453214973" text:style-name="L2">
        <text:list-item>
          <text:p text:style-name="P16"><text:span text:style-name="T8">Mettre en pratique vos connaissances de Bootstrap de manière concrète.</text:span></text:p>
        </text:list-item>
      </text:list>
      <text:p text:style-name="P2"/>
      <text:p text:style-name="P3">Compétence.s concernée.s</text:p>
      <text:list xml:id="list3486669079310717248" text:style-name="WWNum4">
        <text:list-item>
          <text:p text:style-name="P17">C1 : Maquetter une application</text:p>
        </text:list-item>
        <text:list-item>
          <text:p text:style-name="P17">C4 : Développer une interface utilisateur</text:p>
        </text:list-item>
      </text:list>
      <text:p text:style-name="P2"/>
      <text:p text:style-name="P3">Critères de réussite</text:p>
      <text:list xml:id="list8522515595699447394" text:style-name="WWNum3">
        <text:list-item>
          <text:p text:style-name="P18">Le code est indenté et lisible.</text:p>
        </text:list-item>
        <text:list-item>
          <text:p text:style-name="P18">Il n’y a pas d’erreurs dans le code. </text:p>
        </text:list-item>
        <text:list-item>
          <text:p text:style-name="P18">Le rendu est similaire à celui du modèle, sur plusieurs navigateurs. </text:p>
        </text:list-item>
      </text:list>
      <text:p text:style-name="P2"/>
      <text:p text:style-name="P3">Livrable.s</text:p>
      <text:list xml:id="list9130715646621863729" text:style-name="WWNum2">
        <text:list-item>
          <text:p text:style-name="P19">L<text:span text:style-name="T14">ien vers le repo github.</text:span></text:p>
        </text:list-item>
        <text:list-item>
          <text:p text:style-name="P20">Lien vers la version en ligne.</text:p>
        </text:list-item>
      </text:list>
      <text:p text:style-name="P2"/>
      <text:p text:style-name="P1"><text:span text:style-name="T4">DeadLine </text:span><text:span text:style-name="T6">01.01</text:span><text:span text:style-name="T4">.201</text:span><text:span text:style-name="T5">8</text:span><text:span text:style-name="T4"> </text:span><text:span text:style-name="T5">à 23h59</text:span></text:p>
      <text:p text:style-name="P4"/>
      <text:p text:style-name="P1"><text:span text:style-name="T7">A envoyer par mail :</text:span><text:span text:style-name="T9"> </text:span><text:span text:style-name="T11">ldevernay</text:span><text:span text:style-name="T7">@simplon.co et </text:span><text:span text:style-name="T10">blabla</text:span><text:span text:style-name="T12">@simplon.co</text:span></text:p>
      <text:p text:style-name="P2"/>
      <text:p text:style-name="P13">Travail individuel.</text:p>
      <text:p text:style-name="P2"/>
      <text:p text:style-name="P3">Réalisation attendues</text:p>
      <text:p text:style-name="P8">Vous devez écrire le code HTML (index.html) et un peu de CSS (custom.css) pour retrouver la charte graphique jointe à l’identique. Vous ne toucherez pas au code des autres fichiers. Tous les fichiers nécessaires vous sont fournis. Vous n’avez ni besoin d’en ajouter, ni d’en supprimer.</text:p>
      <text:p text:style-name="P8">Votre référence est le fichier screenshot.png.</text:p>
      <text:p text:style-name="P8"/>
      <text:p text:style-name="P9">Votre template HTML contiendra plusieurs parties dans l'ordre :</text:p>
      <text:p text:style-name="P9">• une barre de navigation</text:p>
      <text:p text:style-name="P9">• un jumbotron ayant pour id ‘home’, contenant la première partie et son contenu</text:p>
      <text:p text:style-name="P9">• une div ayant pour id ‘who’, contenant la seconde partie et son contenu</text:p>
      <text:p text:style-name="P9">• une div ayant pour id ‘get-involved’, contenant la troisième partie et son contenu</text:p>
      <text:p text:style-name="P9">• un footer</text:p>
      <text:p text:style-name="P9">• une div ayant pour id 'back-to-top’ et contenant la flèche permettant de remonter au jumbotron</text:p>
      <text:p text:style-name="P9"><text:soft-page-break/>Lorsque l’utilisateur clique sur le gros bouton Learn more &gt;&gt; du jumbotron, une sorte de fenêtre s’ouvrira avec une vidéo YouTube dedans (voir screenshot-modal.png). Indice : vous devrez utiliser un concept de Bootstrap appelé modal.</text:p>
      <text:p text:style-name="P9">Vous utiliserez le système de grille de Bootstrap pour la partie ‘get-involved'.</text:p>
      <text:p text:style-name="P9">Vous devrez certainement surcharger (== ré-écrire par dessus) l’une ou l’autre classe de</text:p>
      <text:p text:style-name="P9">Bootstrap. Le fichier custom.css est mis à votre disposition à cet effet. Vous ne ferez AUCUNE modification dans le fichier bootstrap.min.css.</text:p>
      <text:p text:style-name="P10">Votre site doit être responsive. Vous devrez redimensionner/replacer certaines choses. Voir les screenshot-max1199.png, screenshot-max991.png et screenshot-max767.pngPour l’affichage sur smartphone (max-width: 767px), votre barre de navigation ne doit afficher que le logo et une icône pour accéder au menu.</text:p>
      <text:p text:style-name="P11">Pour afficher les icônes qui ne sont pas présentent dans les images, vous utiliserez Font Awesome (<text:a xlink:type="simple" xlink:href="http://fontawesome.io/" text:style-name="Internet_20_link" text:visited-style-name="Visited_20_Internet_20_Link"><text:span text:style-name="T17">http://fontawesome.io/</text:span></text:a>) qui est déjà intégré au projet.</text:p>
      <text:p text:style-name="P10">Conseil : servez-vous de la documentation de Bootstrap, elle est très complète et bourrée</text:p>
      <text:p text:style-name="P10">d'exemples</text:p>
      <text:p text:style-name="P5"/>
      <text:p text:style-name="P6">Bonus</text:p>
      <text:p text:style-name="P14"><text:span text:style-name="T15">Vous implémenterez le smoothscroll. Cet effet fait défiler la page "lentement" lorsque l’utilisateur clique sur un lien du menu ou la flèche qui permet de remonter au début de la page. Votre code JavaScript se trouvera dans le fichier smoothscroll.js lui même situé dans le dossier js.</text:span></text:p>
      <text:p text:style-name="P14"><text:span text:style-name="T15">Libre à vous de réaliser d’autres bonus. Soyez imaginatif !</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Arial" svg:font-family="Arial" style:font-family-generic="roman" style:font-pitch="variable"/>
    <style:font-face style:name="Ubuntu" svg:font-family="Ubuntu"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Ubuntu1" svg:font-family="Ubuntu"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fo:font-variant="normal" fo:text-transform="none" fo:color="#000000" style:text-line-through-style="none" style:text-line-through-type="none" style:text-position="0% 100%" style:font-name="Arial" fo:font-size="11pt" fo:language="fr" fo:country="FR" fo:font-style="normal" style:text-underline-style="none" fo:font-weight="normal" style:letter-kerning="true" fo:background-color="#ffffff"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loext:graphic-properties draw:fill="solid" draw:fill-color="#ffffff"/>
      <style:paragraph-properties fo:margin-left="0in" fo:margin-right="0in" fo:margin-top="0in" fo:margin-bottom="0in" loext:contextual-spacing="false" fo:line-height="115%" fo:text-align="start" style:justify-single-word="false" fo:keep-together="auto" fo:orphans="2" fo:widows="2" fo:text-indent="0in" style:auto-text-indent="false" fo:background-color="#ffffff" fo:padding="0in" fo:border="none" fo:keep-with-next="auto"/>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font-name="Ubuntu" fo:font-family="Ubuntu"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Ubuntu" fo:font-family="Ubuntu"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font-name="Ubuntu" fo:font-family="Ubuntu" style:font-family-generic="roman" style:font-pitch="variable"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font-name="Ubuntu" fo:font-family="Ubuntu" style:font-family-generic="roman" style:font-pitch="variable"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05T15:35:34.630714983</dc:date>
    <meta:editing-duration>PT1H35M16S</meta:editing-duration>
    <meta:editing-cycles>22</meta:editing-cycles>
    <meta:generator>LibreOffice/5.1.6.2$Linux_X86_64 LibreOffice_project/10m0$Build-2</meta:generator>
    <meta:document-statistic meta:table-count="0" meta:image-count="0" meta:object-count="0" meta:page-count="2" meta:paragraph-count="42" meta:word-count="470" meta:character-count="3009" meta:non-whitespace-character-count="2589"/>
  </office:meta>
</office:document-meta>
</file>